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11d" officeooo:paragraph-rsid="001d411d"/>
    </style:style>
    <style:style style:name="P2" style:family="paragraph" style:parent-style-name="Standard">
      <style:text-properties officeooo:rsid="001d411d" officeooo:paragraph-rsid="00209916"/>
    </style:style>
    <style:style style:name="P3" style:family="paragraph" style:parent-style-name="Standard">
      <style:text-properties fo:font-weight="bold" officeooo:rsid="001d411d" officeooo:paragraph-rsid="001d411d" style:font-weight-asian="bold" style:font-weight-complex="bold"/>
    </style:style>
    <style:style style:name="P4" style:family="paragraph" style:parent-style-name="Standard">
      <style:text-properties fo:font-weight="normal" officeooo:rsid="001d411d" officeooo:paragraph-rsid="001d411d" style:font-weight-asian="normal" style:font-weight-complex="normal"/>
    </style:style>
    <style:style style:name="P5" style:family="paragraph" style:parent-style-name="Standard">
      <style:text-properties officeooo:rsid="00209916" officeooo:paragraph-rsid="00209916"/>
    </style:style>
    <style:style style:name="P6" style:family="paragraph" style:parent-style-name="Standard">
      <style:text-properties officeooo:rsid="00228feb" officeooo:paragraph-rsid="00228feb"/>
    </style:style>
    <style:style style:name="P7" style:family="paragraph" style:parent-style-name="Standard" style:list-style-name="L1">
      <style:text-properties fo:font-weight="normal" officeooo:rsid="001d411d" officeooo:paragraph-rsid="001d9374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d411d" officeooo:paragraph-rsid="001d411d" style:font-weight-asian="normal" style:font-weight-complex="normal"/>
    </style:style>
    <style:style style:name="P9" style:family="paragraph" style:parent-style-name="Standard">
      <style:text-properties fo:font-weight="normal" officeooo:rsid="001d411d" officeooo:paragraph-rsid="001d411d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d411d" officeooo:paragraph-rsid="001f249a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d411d" officeooo:paragraph-rsid="001d411d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1d411d" officeooo:paragraph-rsid="001d411d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d411d" officeooo:paragraph-rsid="00209916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d9374" officeooo:paragraph-rsid="001d9374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f249a" officeooo:paragraph-rsid="001f249a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f249a" officeooo:paragraph-rsid="00209916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56225" officeooo:paragraph-rsid="00256225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09916" officeooo:paragraph-rsid="00209916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09916" officeooo:paragraph-rsid="00209916" style:font-weight-asian="normal" style:font-weight-complex="normal"/>
    </style:style>
    <style:style style:name="P20" style:family="paragraph" style:parent-style-name="Standard" style:list-style-name="L2">
      <style:text-properties officeooo:paragraph-rsid="001f249a"/>
    </style:style>
    <style:style style:name="P21" style:family="paragraph" style:parent-style-name="Standard" style:list-style-name="L2">
      <style:text-properties officeooo:rsid="001d411d" officeooo:paragraph-rsid="001d411d"/>
    </style:style>
    <style:style style:name="P22" style:family="paragraph" style:parent-style-name="Standard">
      <style:text-properties officeooo:rsid="001d411d" officeooo:paragraph-rsid="001d411d"/>
    </style:style>
    <style:style style:name="P23" style:family="paragraph" style:parent-style-name="Standard">
      <style:text-properties officeooo:rsid="00270652" officeooo:paragraph-rsid="00270652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officeooo:rsid="0024087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411d" style:font-weight-asian="normal" style:font-weight-complex="normal"/>
    </style:style>
    <style:style style:name="T5" style:family="text">
      <style:text-properties fo:font-weight="normal" officeooo:rsid="001f249a" style:font-weight-asian="normal" style:font-weight-complex="normal"/>
    </style:style>
    <style:style style:name="T6" style:family="text">
      <style:text-properties fo:font-weight="normal" officeooo:rsid="00209916" style:font-weight-asian="normal" style:font-weight-complex="normal"/>
    </style:style>
    <style:style style:name="T7" style:family="text">
      <style:text-properties fo:font-weight="normal" officeooo:rsid="0022c02b" style:font-weight-asian="normal" style:font-weight-complex="normal"/>
    </style:style>
    <style:style style:name="T8" style:family="text">
      <style:text-properties fo:font-weight="normal" officeooo:rsid="00240870" style:font-weight-asian="normal" style:font-weight-complex="normal"/>
    </style:style>
    <style:style style:name="T9" style:family="text">
      <style:text-properties fo:font-weight="normal" officeooo:rsid="00256225" style:font-weight-asian="normal" style:font-weight-complex="normal"/>
    </style:style>
    <style:style style:name="T10" style:family="text">
      <style:text-properties fo:font-weight="normal" officeooo:rsid="0026a069" style:font-weight-asian="normal" style:font-weight-complex="normal"/>
    </style:style>
    <style:style style:name="T11" style:family="text">
      <style:text-properties officeooo:rsid="00256225"/>
    </style:style>
    <style:style style:name="T12" style:family="text">
      <style:text-properties officeooo:rsid="0026a0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2212B – Group 17 – Meeting 1 Minutes</text:p>
      <text:p text:style-name="P1">February 5<text:span text:style-name="T1">th</text:span>, 2015</text:p>
      <text:p text:style-name="P1">Start: 11:30am</text:p>
      <text:p text:style-name="P1"/>
      <text:p text:style-name="P23">Attendance: Mathias, Timothy, Nicole, Yibin, Motahera, Miguel</text:p>
      <text:p text:style-name="P23">Chair: Miguel</text:p>
      <text:p text:style-name="P23">Official Minutes taken by: Miguel</text:p>
      <text:p text:style-name="P1"/>
      <text:p text:style-name="P3">Agenda</text:p>
      <text:p text:style-name="P4"/>
      <text:p text:style-name="P4">1. Project Plan:</text:p>
      <text:list xml:id="list2939266243888073073" text:style-name="L1">
        <text:list-item>
          <text:p text:style-name="P7">Features we want to implement to get 100%? </text:p>
          <text:list>
            <text:list-item>
              <text:p text:style-name="P14">Custom Weather 5%</text:p>
            </text:list-item>
            <text:list-item>
              <text:p text:style-name="P14">My Locations 5%</text:p>
            </text:list-item>
            <text:list-item>
              <text:p text:style-name="P14">Short Term Forecast 15%</text:p>
            </text:list-item>
            <text:list-item>
              <text:p text:style-name="P14">Long Term Forecast 15%</text:p>
            </text:list-item>
            <text:list-item>
              <text:p text:style-name="P14">Try to implement Precipitation (5%) in Short/Long Term Forecast, chuck either Custom Weather of My Locations if one is too messy to implement</text:p>
            </text:list-item>
          </text:list>
        </text:list-item>
        <text:list-item>
          <text:p text:style-name="P8">Who wants to focus on what?</text:p>
          <text:list>
            <text:list-item>
              <text:p text:style-name="P15">Tim: GUI, JSON Parsing</text:p>
            </text:list-item>
            <text:list-item>
              <text:p text:style-name="P15">Mathias: GUI, <text:span text:style-name="T11">general coding</text:span></text:p>
            </text:list-item>
            <text:list-item>
              <text:p text:style-name="P15">Miguel: GUI, <text:span text:style-name="T11">general coding, </text:span>overall organization and progress tracking</text:p>
            </text:list-item>
            <text:list-item>
              <text:p text:style-name="P15">Nicole: UML Class Diagrams, <text:span text:style-name="T11">general coding</text:span></text:p>
            </text:list-item>
            <text:list-item>
              <text:p text:style-name="P16">Yibin: <text:span text:style-name="T11">coding (already has some code for Custom Weather and My Locations)</text:span></text:p>
            </text:list-item>
            <text:list-item>
              <text:p text:style-name="P17">Madhavi: general design and coding?</text:p>
            </text:list-item>
          </text:list>
        </text:list-item>
      </text:list>
      <text:p text:style-name="P4"/>
      <text:p text:style-name="P4">2. Github:</text:p>
      <text:list xml:id="list8615735431546544241" text:style-name="L2">
        <text:list-item>
          <text:p text:style-name="P10">Was everyone invited to the team repo? </text:p>
          <text:list>
            <text:list-item>
              <text:p text:style-name="P20"><text:span text:style-name="T5">Miguel, Tim, Mathias, Nicole, </text:span><text:span text:style-name="T6">Yibin</text:span><text:span text:style-name="T5">: yes; </text:span><text:span text:style-name="T9">hopefully Madhavi also got the invite</text:span></text:p>
            </text:list-item>
          </text:list>
        </text:list-item>
        <text:list-item>
          <text:p text:style-name="P10">Purpose, how to use, anyone to monitor? </text:p>
          <text:list>
            <text:list-item>
              <text:p text:style-name="P20"><text:span text:style-name="T5">A place to share code and other documents </text:span><text:span text:style-name="T9">related to the project</text:span></text:p>
            </text:list-item>
          </text:list>
        </text:list-item>
        <text:list-item>
          <text:p text:style-name="P11">Wiki: who wants to create and maintain it?</text:p>
        </text:list-item>
        <text:list-item>
          <text:p text:style-name="P21"><text:span text:style-name="T4">P</text:span><text:span text:style-name="T3">ages to be implemented:</text:span></text:p>
          <text:list>
            <text:list-header>
              <text:p text:style-name="P21"><text:span text:style-name="T3">a) Home Page: </text:span><text:span text:style-name="T10">anyone can do it</text:span></text:p>
              <text:p text:style-name="P21"><text:span text:style-name="T3">b) Personal Profile Page: </text:span><text:span text:style-name="T6">each </text:span><text:span text:style-name="T10">implement</text:span><text:span text:style-name="T6"> their own</text:span></text:p>
              <text:p text:style-name="P21"><text:span text:style-name="T3">c) Pivotal Tracker Page: </text:span><text:span text:style-name="T6">everyone </text:span><text:span text:style-name="T10">participates</text:span></text:p>
              <text:p text:style-name="P21"><text:span text:style-name="T3">d) Software Design Page: </text:span><text:span text:style-name="T6">everyone </text:span><text:span text:style-name="T10">participates</text:span><text:span text:style-name="T6"> </text:span></text:p>
              <text:p text:style-name="P21">e) Project Plan Page: <text:span text:style-name="T12">everyone participates</text:span></text:p>
            </text:list-header>
          </text:list>
        </text:list-item>
      </text:list>
      <text:p text:style-name="P1"/>
      <text:p text:style-name="P4">3. Pivotal Tracker:</text:p>
      <text:list xml:id="list3566328386991181526" text:style-name="L3">
        <text:list-item>
          <text:p text:style-name="P12">Purpose, how to use, anyone to monitor?</text:p>
          <text:list>
            <text:list-item>
              <text:p text:style-name="P18">No need to monitor, everyone participates</text:p>
            </text:list-item>
          </text:list>
        </text:list-item>
      </text:list>
      <text:p text:style-name="P1"/>
      <text:p text:style-name="P4">4. UML Class Diagrams</text:p>
      <text:list xml:id="list4141369474179263249" text:style-name="L4">
        <text:list-item>
          <text:p text:style-name="P13">Purpose, how to use, anyone to build?</text:p>
          <text:list>
            <text:list-item>
              <text:p text:style-name="P19">Everyone thinks about it; share ideas on Monday</text:p>
            </text:list-item>
          </text:list>
        </text:list-item>
      </text:list>
      <text:p text:style-name="P2"/>
      <text:p text:style-name="P5"><text:soft-page-break/>Action Items: read up on GitHub, PivotalTracker, think about UML Diagrams</text:p>
      <text:p text:style-name="P2"/>
      <text:p text:style-name="P2"><text:span text:style-name="T6">Next Meeting: Monday, </text:span><text:span text:style-name="T8">February 9</text:span><text:span text:style-name="T2">th</text:span><text:span text:style-name="T6">, 3:30</text:span><text:span text:style-name="T8">pm in MC 239.</text:span><text:span text:style-name="T3"> </text:span></text:p>
      <text:p text:style-name="P6"><text:span text:style-name="T3">End: 12:30</text:span><text:span text:style-name="T7">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14:32.736935079</meta:creation-date>
    <dc:date>2015-02-06T10:40:26.505089150</dc:date>
    <meta:editing-duration>PT1H11M55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2" meta:paragraph-count="42" meta:word-count="291" meta:character-count="1644" meta:non-whitespace-character-count="1416"/>
  </office:meta>
</office:document-meta>
</file>